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T4" style:parent-style-name="Policepardéfau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Projet 4 :<text:s/>Optimisez un site web existant</text:p>
      <text:p text:style-name="P2"/>
      <text:p text:style-name="P3">Lien code source sur GitHub :<text:s/></text:p>
      <text:p text:style-name="Normal"><text:span text:style-name="T4">https://github.com/CamilleBC/CamilleBianco_4_1607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bianco</meta:initial-creator>
    <dc:creator>camille bianco</dc:creator>
    <meta:creation-date>2021-07-20T07:54:00Z</meta:creation-date>
    <dc:date>2021-07-20T07:56:00Z</dc:date>
    <meta:template xlink:href="Normal" xlink:type="simple"/>
    <meta:editing-cycles>2</meta:editing-cycles>
    <meta:editing-duration>PT120S</meta:editing-duration>
    <meta:document-statistic meta:page-count="1" meta:paragraph-count="1" meta:word-count="19" meta:character-count="127" meta:row-count="1" meta:non-whitespace-character-count="109"/>
  </office:meta>
</office:document-meta>
</file>